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cd4" officeooo:paragraph-rsid="00008c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195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SGP <text:s/><text:span text:style-name="T5">e o SGPC são</text:span> autorizado<text:span text:style-name="T5">s</text:span>, no âmbito da OMC, pela <text:span text:style-name="T1">Cláusula de Habilitação</text:span><text:span text:style-name="T4">, por </text:span><text:span text:style-name="T1">tempo </text:span><text:span text:style-name="T3">indeterminado</text:span><text:span text:style-name="T4">.</text:span></text:p>
      <text:p text:style-name="P1"><text:span text:style-name="T4"/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04T20:24:47.546000000</dc:date>
    <meta:editing-duration>PT2M25S</meta:editing-duration>
    <meta:editing-cycles>2</meta:editing-cycles>
    <meta:document-statistic meta:table-count="0" meta:image-count="0" meta:object-count="0" meta:page-count="1" meta:paragraph-count="1" meta:word-count="18" meta:character-count="105" meta:non-whitespace-character-count="87"/>
  </office:meta>
</office:document-meta>
</file>